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P3" style:family="paragraph" style:parent-style-name="Preformatted_20_Text">
      <style:paragraph-properties fo:margin-top="0cm" fo:margin-bottom="0cm" style:contextual-spacing="false"/>
      <style:text-properties style:font-name="Courier New" fo:font-size="10pt" style:text-underline-style="none" style:font-name-asian="Courier New" style:font-size-asian="10pt" style:font-name-complex="Courier New" style:font-size-complex="10pt"/>
    </style:style>
    <style:style style:name="P4" style:family="paragraph" style:parent-style-name="Text_20_body">
      <style:paragraph-properties fo:margin-top="0cm" fo:margin-bottom="0.212cm" style:contextual-spacing="false"/>
    </style:style>
    <style:style style:name="P5" style:family="paragraph" style:parent-style-name="Preformatted_20_Text">
      <style:paragraph-properties fo:margin-left="4.041cm" fo:margin-right="0.025cm" fo:text-indent="-2.02cm" style:auto-text-indent="false">
        <style:tab-stops>
          <style:tab-stop style:position="0.432cm"/>
        </style:tab-stops>
      </style:paragraph-properties>
    </style:style>
    <style:style style:name="P6" style:family="paragraph" style:parent-style-name="Text_20_body">
      <style:text-properties style:font-name="Times New Roman" style:font-name-asian="MS Mincho" style:font-name-complex="Tahoma"/>
    </style:style>
    <style:style style:name="P7" style:family="paragraph" style:parent-style-name="Text_20_body">
      <style:text-properties style:font-name="Times New Roman" officeooo:paragraph-rsid="00195065" style:font-name-asian="MS Mincho" style:font-name-complex="Tahoma"/>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officeooo:paragraph-rsid="0016a877"/>
    </style:style>
    <style:style style:name="P10" style:family="paragraph" style:parent-style-name="Text_20_body">
      <style:text-properties officeooo:paragraph-rsid="001ffe2b"/>
    </style:style>
    <style:style style:name="P11" style:family="paragraph" style:parent-style-name="Text_20_body">
      <style:text-properties officeooo:rsid="00094383"/>
    </style:style>
    <style:style style:name="P12" style:family="paragraph" style:parent-style-name="Text_20_body">
      <style:text-properties officeooo:paragraph-rsid="00218a74"/>
    </style:style>
    <style:style style:name="P13" style:family="paragraph" style:parent-style-name="Text_20_body">
      <style:text-properties officeooo:paragraph-rsid="00236d3c"/>
    </style:style>
    <style:style style:name="P14" style:family="paragraph" style:parent-style-name="Text_20_body">
      <style:text-properties officeooo:rsid="0023c1ef" officeooo:paragraph-rsid="0024cfce"/>
    </style:style>
    <style:style style:name="P15" style:family="paragraph" style:parent-style-name="Text_20_body">
      <style:text-properties officeooo:rsid="0024cfce" officeooo:paragraph-rsid="0024cfce"/>
    </style:style>
    <style:style style:name="P16" style:family="paragraph" style:parent-style-name="Preformatted_20_Text">
      <style:paragraph-properties>
        <style:tab-stops/>
      </style:paragraph-properties>
    </style:style>
    <style:style style:name="P17" style:family="paragraph" style:parent-style-name="Preformatted_20_Text">
      <style:text-properties style:font-name-asian="MS Mincho" style:font-name-complex="Tahoma"/>
    </style:style>
    <style:style style:name="P18" style:family="paragraph" style:parent-style-name="Preformatted_20_Text">
      <style:paragraph-properties>
        <style:tab-stops/>
      </style:paragraph-properties>
      <style:text-properties style:text-underline-style="none"/>
    </style:style>
    <style:style style:name="P19" style:family="paragraph" style:parent-style-name="Preformatted_20_Text">
      <style:text-properties officeooo:rsid="00024a9f" officeooo:paragraph-rsid="00024a9f"/>
    </style:style>
    <style:style style:name="P20" style:family="paragraph" style:parent-style-name="Preformatted_20_Text">
      <style:text-properties officeooo:rsid="00024a9f" officeooo:paragraph-rsid="0016a877"/>
    </style:style>
    <style:style style:name="P21" style:family="paragraph" style:parent-style-name="Preformatted_20_Text">
      <style:text-properties officeooo:paragraph-rsid="00195065"/>
    </style:style>
    <style:style style:name="P22" style:family="paragraph" style:parent-style-name="Preformatted_20_Text">
      <style:text-properties officeooo:paragraph-rsid="001ffe2b"/>
    </style:style>
    <style:style style:name="P23" style:family="paragraph" style:parent-style-name="Preformatted_20_Text">
      <style:paragraph-properties fo:margin-left="2cm" fo:margin-right="0cm" fo:text-indent="0cm" style:auto-text-indent="false"/>
    </style:style>
    <style:style style:name="P24" style:family="paragraph" style:parent-style-name="Preformatted_20_Text">
      <style:paragraph-properties fo:margin-left="2cm" fo:margin-right="0cm" fo:text-indent="0cm" style:auto-text-indent="false"/>
      <style:text-properties style:font-name-asian="MS Mincho" style:font-name-complex="Tahoma"/>
    </style:style>
    <style:style style:name="P25" style:family="paragraph" style:parent-style-name="Preformatted_20_Text">
      <style:paragraph-properties fo:margin-left="2cm" fo:margin-right="0cm" fo:text-indent="0cm" style:auto-text-indent="false">
        <style:tab-stops/>
      </style:paragraph-properties>
      <style:text-properties officeooo:rsid="00045f9e" officeooo:paragraph-rsid="0006064b"/>
    </style:style>
    <style:style style:name="P26" style:family="paragraph" style:parent-style-name="Preformatted_20_Text">
      <style:paragraph-properties fo:margin-left="2cm" fo:margin-right="0cm" fo:text-indent="0cm" style:auto-text-indent="false"/>
      <style:text-properties officeooo:rsid="00094383"/>
    </style:style>
    <style:style style:name="P27" style:family="paragraph" style:parent-style-name="Preformatted_20_Text">
      <style:paragraph-properties fo:margin-left="2cm" fo:margin-right="0cm" fo:text-indent="0cm" style:auto-text-indent="false"/>
      <style:text-properties officeooo:rsid="00094383" officeooo:paragraph-rsid="000c1dc6"/>
    </style:style>
    <style:style style:name="P28" style:family="paragraph" style:parent-style-name="Preformatted_20_Text">
      <style:paragraph-properties fo:margin-left="0cm" fo:margin-right="0cm" fo:text-indent="0cm" style:auto-text-indent="false">
        <style:tab-stops>
          <style:tab-stop style:position="1.732cm"/>
        </style:tab-stops>
      </style:paragraph-properties>
      <style:text-properties officeooo:rsid="00045f9e" officeooo:paragraph-rsid="0006064b"/>
    </style:style>
    <style:style style:name="P29" style:family="paragraph" style:parent-style-name="Frame_20_contents">
      <style:paragraph-properties fo:text-align="center" style:justify-single-word="false"/>
      <style:text-properties style:font-name="Arial"/>
    </style:style>
    <style:style style:name="P30"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31" style:family="paragraph" style:parent-style-name="Text_20_body">
      <style:paragraph-properties fo:margin-top="0.423cm" fo:margin-bottom="0.212cm" style:contextual-spacing="false"/>
    </style:style>
    <style:style style:name="P32" style:family="paragraph" style:parent-style-name="Standard">
      <style:paragraph-properties fo:margin-top="0.423cm" fo:margin-bottom="0.212cm" style:contextual-spacing="false"/>
      <style:text-properties style:font-name="Arial" fo:font-size="11.8999996185303pt" fo:font-style="italic" fo:font-weight="bold" officeooo:paragraph-rsid="000c1dc6" style:font-name-asian="MS Mincho" style:font-size-asian="11.8999996185303pt" style:font-style-asian="italic" style:font-weight-asian="bold" style:font-name-complex="Tahoma" style:font-size-complex="11.8999996185303pt" style:font-style-complex="italic" style:font-weight-complex="bold"/>
    </style:style>
    <style:style style:name="P33" style:family="paragraph" style:parent-style-name="Heading_20_4">
      <style:text-properties officeooo:paragraph-rsid="001ffe2b"/>
    </style:style>
    <style:style style:name="P34" style:family="paragraph" style:parent-style-name="Heading_20_4">
      <style:paragraph-properties fo:margin-top="0.423cm" fo:margin-bottom="0.212cm" style:contextual-spacing="false" fo:keep-with-next="always"/>
    </style:style>
    <style:style style:name="P35" style:family="paragraph" style:parent-style-name="Heading_20_4">
      <style:paragraph-properties fo:margin-top="0.423cm" fo:margin-bottom="0.212cm" style:contextual-spacing="false" fo:keep-with-next="always"/>
      <style:text-properties style:font-name="Arial" style:font-name-asian="MS Mincho" style:font-name-complex="Tahoma"/>
    </style:style>
    <style:style style:name="P36" style:family="paragraph" style:parent-style-name="Heading_20_4">
      <style:paragraph-properties fo:margin-top="0.423cm" fo:margin-bottom="0.212cm" style:contextual-spacing="false" fo:keep-with-next="always"/>
      <style:text-properties style:font-name="Arial" officeooo:rsid="00045f9e" officeooo:paragraph-rsid="00045f9e" style:font-name-asian="MS Mincho" style:font-name-complex="Tahoma"/>
    </style:style>
    <style:style style:name="P37" style:family="paragraph" style:parent-style-name="Heading_20_4">
      <style:paragraph-properties fo:margin-top="0.423cm" fo:margin-bottom="0.212cm" style:contextual-spacing="false" fo:keep-with-next="always"/>
      <style:text-properties style:font-name="Arial" fo:font-size="11.8999996185303pt" style:font-name-asian="MS Mincho" style:font-size-asian="11.8999996185303pt" style:font-name-complex="Tahoma" style:font-size-complex="11.8999996185303pt"/>
    </style:style>
    <style:style style:name="P38" style:family="paragraph" style:parent-style-name="Heading_20_4">
      <style:paragraph-properties fo:margin-top="0.423cm" fo:margin-bottom="0.212cm" style:contextual-spacing="false" fo:keep-with-next="always"/>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39" style:family="paragraph" style:parent-style-name="Heading_20_4">
      <style:paragraph-properties fo:margin-top="0.423cm" fo:margin-bottom="0.212cm" style:contextual-spacing="false"/>
    </style:style>
    <style:style style:name="P40" style:family="paragraph" style:parent-style-name="Heading_20_4">
      <style:paragraph-properties fo:margin-top="0.423cm" fo:margin-bottom="0.212cm" style:contextual-spacing="false"/>
      <style:text-properties style:font-name="Arial" style:font-name-asian="MS Mincho" style:font-name-complex="Tahoma"/>
    </style:style>
    <style:style style:name="P41" style:family="paragraph" style:parent-style-name="Heading_20_4">
      <style:paragraph-properties fo:margin-top="0.423cm" fo:margin-bottom="0.212cm" style:contextual-spacing="false"/>
      <style:text-properties style:font-name="Arial" officeooo:paragraph-rsid="00045f9e" style:font-name-asian="MS Mincho" style:font-name-complex="Tahoma"/>
    </style:style>
    <style:style style:name="P42" style:family="paragraph" style:parent-style-name="Heading_20_4">
      <style:paragraph-properties fo:margin-top="0.423cm" fo:margin-bottom="0.212cm" style:contextual-spacing="false"/>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43" style:family="paragraph" style:parent-style-name="Heading_20_4">
      <style:paragraph-properties fo:margin-top="0.423cm" fo:margin-bottom="0.212cm" style:contextual-spacing="false"/>
      <style:text-properties officeooo:rsid="00094383" officeooo:paragraph-rsid="00094383"/>
    </style:style>
    <style:style style:name="P44" style:family="paragraph" style:parent-style-name="Heading_20_4">
      <style:paragraph-properties fo:margin-top="0.423cm" fo:margin-bottom="0.212cm" style:contextual-spacing="false"/>
      <style:text-properties officeooo:rsid="000c1dc6" officeooo:paragraph-rsid="000c1dc6"/>
    </style:style>
    <style:style style:name="P45" style:family="paragraph" style:parent-style-name="Heading_20_3">
      <style:paragraph-properties fo:margin-top="0.423cm" fo:margin-bottom="0.212cm" style:contextual-spacing="false" fo:keep-with-next="always"/>
    </style:style>
    <style:style style:name="P46" style:family="paragraph" style:parent-style-name="Heading_20_2">
      <style:text-properties officeooo:rsid="0023c1ef" officeooo:paragraph-rsid="0023c1ef"/>
    </style:style>
    <style:style style:name="P47" style:family="paragraph" style:parent-style-name="Heading_20_2">
      <style:text-properties officeooo:paragraph-rsid="0027c5f0"/>
    </style:style>
    <style:style style:name="P48" style:family="paragraph" style:parent-style-name="Heading_20_2">
      <style:text-properties officeooo:paragraph-rsid="002c8340"/>
    </style:style>
    <style:style style:name="P49" style:family="paragraph" style:parent-style-name="Heading_20_2">
      <style:paragraph-properties fo:margin-top="0.423cm" fo:margin-bottom="0.212cm" style:contextual-spacing="false" fo:keep-with-next="always"/>
      <style:text-properties style:font-name="Arial" style:font-name-asian="MS Mincho" style:font-name-complex="Tahoma"/>
    </style:style>
    <style:style style:name="P50" style:family="paragraph" style:parent-style-name="Heading_20_1" style:master-page-name="First_20_Page">
      <style:paragraph-properties style:page-number="auto"/>
    </style:style>
    <style:style style:name="P51" style:family="paragraph" style:parent-style-name="Heading_20_1" style:master-page-name="Standard">
      <style:paragraph-properties style:page-number="1"/>
    </style:style>
    <style:style style:name="P52" style:family="paragraph" style:parent-style-name="Quotations">
      <style:paragraph-properties fo:margin-left="0cm" fo:margin-right="1cm" fo:text-indent="0cm" style:auto-text-indent="false"/>
    </style:style>
    <style:style style:name="P53" style:family="paragraph" style:parent-style-name="Preformatted_20_Text">
      <style:text-properties officeooo:rsid="000b062d"/>
    </style:style>
    <style:style style:name="P54" style:family="paragraph" style:parent-style-name="Preformatted_20_Text">
      <style:text-properties officeooo:rsid="000b062d" officeooo:paragraph-rsid="000f4a13"/>
    </style:style>
    <style:style style:name="P55" style:family="paragraph" style:parent-style-name="Preformatted_20_Text">
      <style:paragraph-properties fo:margin-left="2cm" fo:margin-right="0cm" fo:text-indent="0cm" style:auto-text-indent="false"/>
      <style:text-properties officeooo:rsid="00102a30" officeooo:paragraph-rsid="00120707"/>
    </style:style>
    <style:style style:name="P56" style:family="paragraph" style:parent-style-name="Text_20_body" style:list-style-name="L1"/>
    <style:style style:name="P57" style:family="paragraph" style:parent-style-name="Text_20_body">
      <style:text-properties officeooo:rsid="00045f9e"/>
    </style:style>
    <style:style style:name="P58" style:family="paragraph" style:parent-style-name="Text_20_body">
      <style:text-properties officeooo:rsid="00094383" officeooo:paragraph-rsid="000d8f10"/>
    </style:style>
    <style:style style:name="P59" style:family="paragraph" style:parent-style-name="Text_20_body">
      <style:text-properties officeooo:rsid="0027c5f0" officeooo:paragraph-rsid="00285aa6"/>
    </style:style>
    <style:style style:name="P60" style:family="paragraph" style:parent-style-name="Text_20_body">
      <style:text-properties officeooo:paragraph-rsid="002b25fc"/>
    </style:style>
    <style:style style:name="P61" style:family="paragraph" style:parent-style-name="Text_20_body">
      <style:text-properties officeooo:rsid="002c8340" officeooo:paragraph-rsid="002c8340"/>
    </style:style>
    <style:style style:name="P62" style:family="paragraph" style:parent-style-name="Text_20_body">
      <style:text-properties fo:font-style="normal" officeooo:paragraph-rsid="002c8340" style:font-style-asian="normal" style:font-style-complex="normal"/>
    </style:style>
    <style:style style:name="P63" style:family="paragraph" style:parent-style-name="Text_20_body">
      <style:text-properties officeooo:paragraph-rsid="002c834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2bd41c" style:font-style-asian="italic" style:font-style-complex="italic"/>
    </style:style>
    <style:style style:name="T4" style:family="text">
      <style:text-properties fo:font-style="italic" style:text-underline-style="none" officeooo:rsid="002c834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2b25fc" style:font-style-asian="normal" style:font-style-complex="normal"/>
    </style:style>
    <style:style style:name="T8" style:family="text">
      <style:text-properties fo:font-style="normal" style:text-underline-style="none" officeooo:rsid="002bd41c" style:font-style-asian="normal" style:font-style-complex="normal"/>
    </style:style>
    <style:style style:name="T9" style:family="text">
      <style:text-properties fo:font-style="normal" style:text-underline-style="none" officeooo:rsid="002c8340" style:font-style-asian="normal" style:font-style-complex="normal"/>
    </style:style>
    <style:style style:name="T10" style:family="text">
      <style:text-properties fo:font-style="normal" style:text-underline-style="none" fo:font-weight="normal" officeooo:rsid="002c8340"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weight="normal" style:font-weight-asian="normal" style:font-weight-complex="normal"/>
    </style:style>
    <style:style style:name="T15" style:family="text">
      <style:text-properties fo:background-color="#ffff00" loext:char-shading-value="0"/>
    </style:style>
    <style:style style:name="T16" style:family="text">
      <style:text-properties fo:background-color="transparent" loext:char-shading-value="0"/>
    </style:style>
    <style:style style:name="T17" style:family="text">
      <style:text-properties style:font-name-asian="MS Mincho" style:font-name-complex="Tahoma"/>
    </style:style>
    <style:style style:name="T18" style:family="text">
      <style:text-properties style:font-name="Arial"/>
    </style:style>
    <style:style style:name="T19" style:family="text">
      <style:text-properties style:font-name="Arial" style:font-name-asian="MS Mincho" style:font-name-complex="Tahoma"/>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style:font-name-asian="MS Mincho" style:font-name-complex="Tahoma"/>
    </style:style>
    <style:style style:name="T23" style:family="text">
      <style:text-properties style:font-name="Courier New" fo:font-size="10pt" style:font-name-asian="Courier New" style:font-size-asian="10pt" style:font-name-complex="Courier New" style:font-size-complex="10pt"/>
    </style:style>
    <style:style style:name="T24" style:family="text">
      <style:text-properties style:font-name="Courier New" fo:font-size="10pt" style:text-underline-style="none" style:font-name-asian="Courier New" style:font-size-asian="10pt" style:font-name-complex="Courier New" style:font-size-complex="10pt"/>
    </style:style>
    <style:style style:name="T25" style:family="text">
      <style:text-properties officeooo:rsid="00006253"/>
    </style:style>
    <style:style style:name="T26" style:family="text">
      <style:text-properties officeooo:rsid="0002a0f1"/>
    </style:style>
    <style:style style:name="T27" style:family="text">
      <style:text-properties officeooo:rsid="00087547"/>
    </style:style>
    <style:style style:name="T28" style:family="text">
      <style:text-properties officeooo:rsid="00174106"/>
    </style:style>
    <style:style style:name="T29" style:family="text">
      <style:text-properties officeooo:rsid="0017fec9"/>
    </style:style>
    <style:style style:name="T30" style:family="text">
      <style:text-properties officeooo:rsid="0018c7d6"/>
    </style:style>
    <style:style style:name="T31" style:family="text">
      <style:text-properties officeooo:rsid="001ab500"/>
    </style:style>
    <style:style style:name="T32" style:family="text">
      <style:text-properties officeooo:rsid="001c03ef"/>
    </style:style>
    <style:style style:name="T33" style:family="text">
      <style:text-properties officeooo:rsid="001dc4d4"/>
    </style:style>
    <style:style style:name="T34" style:family="text">
      <style:text-properties officeooo:rsid="001f853a"/>
    </style:style>
    <style:style style:name="T35" style:family="text">
      <style:text-properties officeooo:rsid="00218a74"/>
    </style:style>
    <style:style style:name="T36" style:family="text">
      <style:text-properties style:font-name="Times New Roman1" officeooo:rsid="00218a74"/>
    </style:style>
    <style:style style:name="T37" style:family="text">
      <style:text-properties style:font-name="Times New Roman1" fo:font-style="italic" officeooo:rsid="00218a74" style:font-style-asian="italic" style:font-style-complex="italic"/>
    </style:style>
    <style:style style:name="T38" style:family="text">
      <style:text-properties style:font-name="Times New Roman1" fo:font-style="italic" officeooo:rsid="00236d3c" style:font-style-asian="italic" style:font-style-complex="italic"/>
    </style:style>
    <style:style style:name="T39" style:family="text">
      <style:text-properties officeooo:rsid="0022bf6a"/>
    </style:style>
    <style:style style:name="T40" style:family="text">
      <style:text-properties officeooo:rsid="00236d3c"/>
    </style:style>
    <style:style style:name="T41" style:family="text">
      <style:text-properties officeooo:rsid="0023c1ef"/>
    </style:style>
    <style:style style:name="T42" style:family="text">
      <style:text-properties officeooo:rsid="0024cfce"/>
    </style:style>
    <style:style style:name="T43" style:family="text">
      <style:text-properties officeooo:rsid="00264931"/>
    </style:style>
    <style:style style:name="T44" style:family="text">
      <style:text-properties officeooo:rsid="00285aa6"/>
    </style:style>
    <style:style style:name="T45" style:family="text">
      <style:text-properties officeooo:rsid="0029f94c"/>
    </style:style>
    <style:style style:name="T46" style:family="text">
      <style:text-properties officeooo:rsid="002c8340"/>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raw:frame draw:style-name="fr1" draw:name="Marco1" text:anchor-type="paragraph" svg:x="4.89cm" svg:y="21.627cm" svg:width="7.218cm" draw:z-index="0"><draw:text-box fo:min-height="2.828cm"><text:p text:style-name="P30">DSD</text:p><text:p text:style-name="P29">Diseño de filtros digitales</text:p><text:p text:style-name="P29">©Roberto Ripio, 2012<text:span text:style-name="T25">-2013</text:span></text:p></draw:text-box></draw:frame></text:h>
      <text:h text:style-name="P51" text:outline-level="1">I<text:span text:style-name="T41">ntroducción</text:span></text:h>
      <text:p text:style-name="P59">DSD quiere decir (por ejemplo) Digital S<text:span text:style-name="T44">peaker</text:span> Design.<text:span text:style-name="T44"> E</text:span>s un conjunto de scripts de GNU-octave para el cálculo de filtros FIR de ecualización y corte de altavoces en recintos multivía, y filtros FIR de corrección de sala.<text:span text:style-name="T44"> Contiene las funciones específicas para el diseño de filtros digitales, y los scripts de diseño que las utilizan.</text:span></text:p>
      <text:p text:style-name="P14">GNU-octave<text:span text:style-name="T42"> es un entorno de programación interpretada para cálculos matemáticos que puede usarse interactivamente o por medio de scripts. DSD se ejecuta dentro de ese entorno, lanzando los scripts de cálculo con el nombre del archivo de proyecto como argumento.</text:span></text:p>
      <text:h text:style-name="P46" text:outline-level="2">Instalación de Octave</text:h>
      <text:p text:style-name="P15">Para la instalación de Octave y los paquetes de funciones necesarios puede consultarse el documento <text:span text:style-name="T1">octave-install.pdf</text:span><text:span text:style-name="T5"> incluido en la distribución.</text:span></text:p>
      <text:h text:style-name="P47" text:outline-level="2"><text:span text:style-name="T41">Instalación del p</text:span>aquete DSD</text:h>
      <text:p text:style-name="Text_20_body">Debe copiarse a un directorio, por ejemplo:</text:p>
      <text:p text:style-name="Text_20_body"><text:span text:style-name="Source_20_Text"><text:span text:style-name="T1">C:\Users\[usuario]\Octave</text:span></text:span></text:p>
      <text:p text:style-name="Text_20_body"><text:span text:style-name="Source_20_Text"><text:span text:style-name="T11">Para </text:span></text:span><text:span text:style-name="Source_20_Text"><text:span text:style-name="T14">guardar permanentemente la ruta de búsqueda</text:span></text:span><text:span text:style-name="Source_20_Text"><text:span text:style-name="T11">, </text:span></text:span><text:span text:style-name="Source_20_Text"><text:span text:style-name="T12">ejecutar la secuencia:</text:span></text:span></text:p>
      <text:p text:style-name="Text_20_body_20_indent"><text:span text:style-name="Source_20_Text">addpath(genpath('C:\Users\Roberto\octave'))</text:span></text:p>
      <text:p text:style-name="Text_20_body_20_indent"><text:span text:style-name="Source_20_Text">savepath()</text:span></text:p>
      <text:p text:style-name="Text_20_body"><text:span text:style-name="Source_20_Text"><text:span text:style-name="T12">En esta órden vemos algunos signos que debemos conocer. En primer lugar, se trata de una función cuyo argumento, el nombre del directorio a añadir, va entre paréntesis. Dicho argumento es un dato tipo </text:span></text:span><text:span text:style-name="Source_20_Text"><text:span text:style-name="T13">string</text:span></text:span><text:span text:style-name="Source_20_Text"><text:span text:style-name="T12">, una cadena de texto, y debe ir entre comillas, dobles o simples. Si se usan comillas simples no se expandirán las secuencias de escape.</text:span></text:span></text:p>
      <text:h text:style-name="Heading_20_1" text:outline-level="1">Confección de los filtros</text:h>
      <text:p text:style-name="Text_20_body">El procedimiento es el siguiente:</text:p>
      <text:list xml:id="list432470482760929205" text:style-name="L1">
        <text:list-item>
          <text:p text:style-name="P56">Elaboración de los archivos de respuesta en frecuencia de los diferentes altavoces de la caja acústica.</text:p>
        </text:list-item>
        <text:list-item>
          <text:p text:style-name="P56">Elección de las frecuencias de corte y del tipo de crossover en cada corte.</text:p>
        </text:list-item>
        <text:list-item>
          <text:p text:style-name="P56">Escribir los parámetros del filtro en los correspondientes archivos de guión (extensión .xof), uno por cada vía.</text:p>
        </text:list-item>
        <text:list-item>
          <text:p text:style-name="P56">Ejecución del programa dsd, con el archivo de <text:span text:style-name="T43">proyecto</text:span> como parámetro, y opcionalmente añadiendo como parámetros la frecuencia de muestreo y la clase de filtro.</text:p>
        </text:list-item>
        <text:list-item>
          <text:p text:style-name="P56">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frd,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se dsd use para componer, junto con la clase de filtro, el nombre de los filtros de salida.</text:p>
      <text:h text:style-name="Heading_20_2" text:outline-level="2">Elección de las frecuencias de corte y del tipo de crossover</text:h>
      <text:p text:style-name="Text_20_body">En el momento de redactar este manual 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cortando adicionalmente con el mismo pasaaltos que estas, reproduciendo el efecto de un filtro activo en cascada.</text:p>
      <text:h text:style-name="Heading_20_2" text:outline-level="2">Confección de los archivos de <text:span text:style-name="T45">proyecto</text:span></text:h>
      <text:p text:style-name="Text_20_body">La carpeta del paquete contiene un archivo ejemplo <text:span text:style-name="T1">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T1">t.xof</text:span>. Es decir, con un prefijo que aluda a la vía (T,M,W por tweeter, mid, woofer), pero nada de esto es preceptivo, salvo la extensión del archivo <text:span text:style-name="T2">(.</text:span><text:span text:style-name="T6">xof).</text:span></text:p>
      <text:h text:style-name="Heading_20_2" text:outline-level="2">Opciones por defecto</text:h>
      <text:p text:style-name="Text_20_body">En el directorio de DSD está el archivo <text:span text:style-name="T1">Rrxof.ini</text:span><text:span text:style-name="T5">, con las opciones por defecto</text:span><text:span text:style-name="T1">.</text:span><text:span text:style-name="T5"> Los archivos de guión específicos tienen precedencia sobre estas opciones. Un modo conveniente de operar es hacer archivos de guión que contengan solo los parámetros específicos que varíen respecto a las opciones por defecto.</text:span></text:p>
      <text:p text:style-name="P62">Los parámetros de línea de órdenes tienen a su vez precedencia sobre lo anterior, de modo que pueden omitirse de los guiones la frecuencia de muestreo y la clase de filtro, a fin de emplear un solo guión para diversos filtros con los mismos cortes.</text:p>
      <text:h text:style-name="P49"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15 o 16,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45" text:outline-level="3">FS File <text:span text:style-name="T19">Settings</text:span></text:h>
      <text:h text:style-name="Heading_20_4" text:outline-level="4">FSInputFile</text:h>
      <text:p text:style-name="Text_20_body">Nombre del archivo <text:span text:style-name="T1">.frd</text:span> de la medición de la vía que corresponda.</text:p>
      <text:h text:style-name="Heading_20_4" text:outline-level="4">FSNormFile</text:h>
      <text:p text:style-name="Text_20_body">Archivo con los valores de normalización de niveles, para la posterior aplicación de ganancias por vía. Por defecto “niveles.txt".</text:p>
      <text:h text:style-name="P45" text:outline-level="3">CF <text:span text:style-name="T19">Crossover</text:span> Filter</text:h>
      <text:p text:style-name="P31">Debe tenerse en cuenta que, si bien los woofers o los tweeters no tienen tradicionalmente corte en el extremo de la banda, el filtrado digital permite o aconseja poner cortes en esos extremos, a criterio <text:soft-page-break/>del diseñador, para algunas estrategias de ecualización de fase, o para mejorar los filtros de reconstrucción de los convertidores (<text:span text:style-name="T1">apodizing filters</text:span>).</text:p>
      <text:h text:style-name="Heading_20_4" text:outline-level="4">CFClass</text:h>
      <text:p text:style-name="Text_20_body">Clase de filtro (LP o MP). Puede omitirse si se da como tercer parámetro al llamar al programa.</text:p>
      <text:h text:style-name="Heading_20_4" text:outline-level="4">CFLowType</text:h>
      <text:p text:style-name="P12">Para filtros MP, tipo del filtro pasa<text:span text:style-name="T35">altos</text:span> (que filtrará el extremo <text:span text:style-name="T35">izquierdo</text:span> de la vía<text:span text:style-name="T35"> </text:span><text:span text:style-name="T36">˗</text:span><text:span text:style-name="T37">low˗</text:span>). Puede ser “Butterworth” o “LinkwitzRiley”. No tiene efecto si CFClass es LP. Debe darse entre llaves, al tratarse de un <text:span text:style-name="T1">cell array</text:span><text:span text:style-name="T5">.</text:span></text:p>
      <text:p text:style-name="Text_20_body">Puede darse como <text:span text:style-name="T1">cell array</text:span> de varios valores si se van a dar varios cortes pasaaltos para simular un filtro en cascada.</text:p>
      <text:h text:style-name="Heading_20_4" text:outline-level="4">CFLowOrder</text:h>
      <text:p text:style-name="Text_20_body">Es el orden del filtro pasa<text:span text:style-name="T39">altos</text:span> MP. No tiene efecto si CFClass es LP.</text:p>
      <text:p text:style-name="Text_20_body">Puede darse como <text:span text:style-name="T5">vector</text:span> de varios valores si se van a dar varios cortes pasaaltos para simular un filtro en cascada.</text:p>
      <text:h text:style-name="Heading_20_4" text:outline-level="4">CFLowF</text:h>
      <text:p text:style-name="Text_20_body">Frecuencia de corte correspondiente. Un valor 0 indica que no hay corte en este lado (p.ej. woofers).</text:p>
      <text:p text:style-name="Text_20_body">Puede darse como <text:span text:style-name="T5">vector</text:span> de varios valores si se van a dar varios cortes pasaaltos para simular un filtro en cascada. Si el archivo de guión se usa también para filtros de fase lineal, <text:span text:style-name="T15">se usará solo el primer valor del vector como frecuencia de corte</text:span>.</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MP y LP. Debe darse un valor booleano.</text:p>
      <text:h text:style-name="Heading_20_4" text:outline-level="4">CFHighType</text:h>
      <text:p text:style-name="P13">Para filtros MP, tipo del filtro pasa<text:span text:style-name="T40">bajos</text:span> (que filtrará el extremo <text:span text:style-name="T40">derecho</text:span> de la vía<text:span text:style-name="T40"> </text:span><text:span text:style-name="T36">˗</text:span><text:span text:style-name="T38">high</text:span><text:span text:style-name="T37">˗</text:span>). Puede ser “Butterworth” o “LinkwitzRiley”. No tiene efecto si CFClass es LP.</text:p>
      <text:h text:style-name="Heading_20_4" text:outline-level="4">CFHighOrder</text:h>
      <text:p text:style-name="P13">Es el orden del filtro pasa<text:span text:style-name="T40">bajos</text:span> MP. No tiene efecto si CFClass es LP.</text:p>
      <text:h text:style-name="Heading_20_4" text:outline-level="4">CFHighF</text:h>
      <text:p text:style-name="Text_20_body">Un valor 0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text:soft-page-break/>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2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WFlatInterval, la ecualización se va eliminando progresivamente durante este otro intervalo en octavas.</text:p>
      <text:h text:style-name="Heading_20_4" text:outline-level="4">TWLimitLowF1</text:h>
      <text:p text:style-name="Text_20_body">El mismo límite definido con TWTransitionInterval se define aquí como límite absoluto de frecuencia, que tiene precedencia sobre el resultado de aplicar TWTransitionInterval. Si no hay crossover en el extremo izquierdo se aplica directamente este límite.</text:p>
      <text:h text:style-name="Heading_20_4" text:outline-level="4">TWLimitLowF2</text:h>
      <text:p text:style-name="Text_20_body">El mismo límite definido con TWFlatInterval se define aquí como límite absoluto de frecuencia, que tiene precedencia sobre el resultado de aplicar TWFlatInterval. Si no hay crossover en el extremo izquierdo se aplica directamente este límite.</text:p>
      <text:h text:style-name="Heading_20_4" text:outline-level="4">TWLimitHighF1</text:h>
      <text:p text:style-name="Text_20_body">El mismo límite definido con TWFlatInterval se define aquí como límite absoluto de frecuencia, que tiene precedencia sobre el resultado de aplicar TWFlatInterval. Si no hay crossover en el extremo derecho se aplica directamente este límite.</text:p>
      <text:h text:style-name="Heading_20_4" text:outline-level="4">TWLimitHighF2</text:h>
      <text:p text:style-name="Text_20_body">El mismo límite definido con TWTransitionInterval se define aquí como límite absoluto de frecuencia, que tiene precedencia sobre el resultado de aplicar TWTransitionInterval. Si no hay crossover en el extremo derecho se aplica directamente este límite. Puede ser conveniente que sea inferior a la mayor frecuencia del archivo de datos <text:span text:style-name="T1">.frd</text:span><text:span text:style-name="T5">, en el caso de que se generen filtros para una frecuencia de muestreo superior a la usada al hacer la medida.</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text:span text:style-name="T1">cd [carpeta de trabajo]</text:span>), o bien se da el parámetro del archivo de guión con su ruta completa, <text:span text:style-name="T1">sin extensión</text:span>.</text:p>
      <text:p text:style-name="P60">Al ejecutar <text:span text:style-name="T1">RRxof [archivo_de_guión]</text:span> se generará el filtro pcm y los gráficos explicativos de la vía correspondiente.</text:p>
      <text:p text:style-name="P63">Si el archivo de guión no incluye GSFs <text:span text:style-name="T46">(frecuencia de muestreo) </text:span>y CFClass <text:span text:style-name="T46">(tipo de filtro, mp o lp) </text:span>deben darse como parámetros<text:span text:style-name="T46"> adicionales</text:span>. <text:span text:style-name="T46">La frecuencia de muestreo se da como su valor numérico.</text:span></text:p>
      <text:p text:style-name="P63">Por ejemplo, una posible llamada al programa podría ser:</text:p>
      <text:p text:style-name="Text_20_body"><text:tab/>Rrxof t 44100 lp</text:p>
      <text:p text:style-name="Text_20_body">Que calcularía un filtro según lo indicado en el archivo <text:span text:style-name="T1">t.xof</text:span><text:span text:style-name="T5"> del directorio actual, con filtros para fs=44100 de fase lineal.</text:span></text:p>
      <text:p text:style-name="P8">Aunque <text:s/>GSFs y CFClass se especifiquen en el archivo de guión pueden darse como parámetros, que tendrán precedencia sobre el guión. Los parámetros son posicionales, de modo que no pueden omitirse parámetros intermedios, pero no tienen que especificarse todos.</text:p>
      <text:p text:style-name="P8">Es correcto: “Rrxof t 44100” y “Rrxof t” pero no “Rrxof t lp”.</text:p>
      <text:p text:style-name="P8">El nombre de los filtros generados será &lt;clase de filtro&gt;-&lt;nombre del .frd de la medición&gt;.pcm, dentro de un subdirectorio (respecto a aquel en que esté el archivo de guión) cuyo nombre es la frecuencia de muestreo.</text:p>
      <text:h text:style-name="P48" text:outline-level="2"><text:span text:style-name="T7">Cálculos múltiples </text:span><text:span text:style-name="T9">desde un script de octave</text:span></text:h>
      <text:p text:style-name="P63"><text:span text:style-name="T9">Al poder especificar como parámetros la frecuencia de muestreo y el tipo de filtro (lp o mp) e</text:span><text:span text:style-name="T7">s posible</text:span><text:span text:style-name="T6"> hacer </text:span><text:span text:style-name="T9">script</text:span><text:span text:style-name="T6"> para calcular de un</text:span><text:span text:style-name="T7">a sola vez</text:span><text:span text:style-name="T6"> filtros LP y MP a varias Fs, con un solo archivo en que se especifiquen los parámetros básicos (cortes, etc.) que se repiten siempre</text:span><text:span text:style-name="T7">.</text:span><text:span text:style-name="T6"><text:line-break/><text:line-break/></text:span><text:span text:style-name="T9">Para ello los valores que varían en la secuencia de cálculo</text:span><text:span text:style-name="T8"> deseada se dan como vectores, en el caso de valores numéricos, o como </text:span><text:span text:style-name="T3">cell arrays</text:span><text:span text:style-name="T8">, en el caso de <text:s/>valores </text:span><text:span text:style-name="T3">string</text:span><text:span text:style-name="T4">. </text:span><text:span text:style-name="T10">Por ejemplo:</text:span><text:span text:style-name="T6"><text:line-break/><text:line-break/>% datos de usuario<text:line-break/>inputfiles={'t', 'm'};<text:line-break/>fs=[44100,48000];<text:line-break/>filtertypes={'lp', 'mp'};<text:line-break/>% fin datos<text:line-break/><text:line-break/>for i2=1:length(fs)<text:line-break/>    unlink([num2str(fs(i2)) "/niveles.txt"]);<text:line-break/>    for i1=1:length(inputfiles)<text:line-break/>        for i3=1:length(filtertypes)<text:line-break/></text:span><text:soft-page-break/><text:span text:style-name="T6">            RRxof(inputfiles{i1},num2str(fs(i2)),filtertypes{i3});<text:line-break/>        end<text:line-break/>    end<text:line-break/>end</text:span></text:p>
      <text:p text:style-name="P61">En este caso se calcularían los filtros correspondientes a tweeter y medios (archivos <text:span text:style-name="T1">t.xof</text:span><text:span text:style-name="T5"> <text:s/>y m</text:span><text:span text:style-name="T1">.xof</text:span><text:span text:style-name="T5"> ) a las frecuencias de muestreo de 44100 y 48000, de los tipos LP y MP, para un total de ocho archivos de salida.</text:span></text:p>
      <text:h text:style-name="Heading_20_1" text:outline-level="1">Funciones del paquete DSD</text:h>
      <text:h text:style-name="P35" text:outline-level="4">audioplot </text:h>
      <text:p text:style-name="P6">Dibuja una gráfica de respuesta en frecuencia con un formato convencional.</text:p>
      <text:p text:style-name="Preformatted_20_Text">audioplot(F, dBmag, bottom, top, step, plotitle)<text:line-break/><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p>
      <text:p text:style-name="Preformatted_20_Text"><text:tab/>plotitle<text:tab/>= Título de la gráfica.</text:p>
      <text:h text:style-name="P40" text:outline-level="4">biqshelving </text:h>
      <text:p text:style-name="P6">Obtiene los coeficientes del filtro IIR asociado a un filtro shelving tal como se define en <text:a xlink:type="simple" xlink:href="http://www.linkwitzlab.com/">www.linkwitzlab.com</text:a>. La pendiente se limita a la ausencia de overshoot, con un máximo de 6 dB/oct. Las ganancias en la banda pasante son siempre positivas.</text:p>
      <text:p text:style-name="Preformatted_20_Text"><text:span text:style-name="T17">[b,a] = biqshelving(fs, f1, f2, type)<text:line-break/><text:tab/>[b,a]<text:tab/>= Coeficientes del filtro IIR.<text:line-break/><text:tab/></text:span><text:span text:style-name="T22">fs</text:span><text:span text:style-name="T17"><text:tab/>= Frecuencia de muestreo.<text:line-break/><text:tab/>f1<text:tab/>= Frecuencia de inicio de la pendiente.<text:line-break/><text:tab/>f2<text:tab/>= Frecuencia final de la pendiente.<text:line-break/><text:tab/>type<text:tab/>= Valor de cadena entre: lowShelf o highShelf.</text:span></text:p>
      <text:p text:style-name="P17"/>
      <text:h text:style-name="P35" text:outline-level="4">biquad </text:h>
      <text:p text:style-name="P6">Obtiene los coeficientes del filtro IIR asociado a un biquad. Las ganancias en la banda pasante son siempre positivas.</text:p>
      <text:p text:style-name="P17">[b,a] = biquad(Fs,f0,Q,type,dBgain)<text:line-break/><text:tab/>[b,a]<text:tab/>= Coeficientes del filtro IIR.<text:line-break/><text:tab/><text:span text:style-name="T21">fs</text:span><text:tab/>= Frecuencia de muestreo.<text:line-break/><text:tab/>f0<text:tab/>= Frecuencia central del filtro.<text:line-break/><text:tab/>Q<text:tab/>= Definido en "DSP EQ cookbook". En "peakingEQ" el ancho de<text:tab/><text:tab/>banda es entre puntos de ganancia mitad.<text:line-break/><text:tab/>type<text:tab/>= Valor de cadena entre:</text:p>
      <text:p text:style-name="P17"><text:tab/><text:tab/> <text:s/>LPF, HPF, notch, peakingEQ, lowShelf o highShelf.<text:line-break/> <text:tab/>dBgain<text:tab/>= Solo para peakingEQ, lowShelf o highShelf.</text:p>
      <text:h text:style-name="P36" text:outline-level="4">buttwindow</text:h>
      <text:p text:style-name="P57">Genera una ventana estándar de promediado de potencia con filtrado butterworth de 6º orden.</text:p>
      <text:p text:style-name="P28">x = buttwindow (m,ppo,ppoSm)</text:p>
      <text:p text:style-name="P25">x <text:tab/>= ventana.<text:line-break/>m <text:tab/>= longitud del espectro logarítmico a promediar.<text:line-break/>ppo <text:tab/>= fracción de octava del intervalo de frecuencias. <text:line-break/>ppoSm <text:tab/>= fracción de octava del suavizado.</text:p>
      <text:h text:style-name="P41" text:outline-level="4">centerimp</text:h>
      <text:p text:style-name="P6">Aumenta la longitud de un impulso centrándolo. El impulso original debe tener longitud impar.</text:p>
      <text:p text:style-name="Preformatted_20_Text">imp = centerimp(imporig,m)</text:p>
      <text:p text:style-name="Preformatted_20_Text"><text:tab/>imp <text:tab/>= Coeficientes del filtro FIR.</text:p>
      <text:p text:style-name="Preformatted_20_Text"><text:tab/>imporig<text:tab/>= Impulso a centrar. Debe ser de longitud impar.</text:p>
      <text:p text:style-name="Preformatted_20_Text"><text:tab/>m<text:tab/>= Longitud final del impulso.</text:p>
      <text:h text:style-name="P40" text:outline-level="4"><text:soft-page-break/>crossButterworth</text:h>
      <text:p text:style-name="P6">Obtiene el filtro FIR de un filtro Butterworth de orden n.</text:p>
      <text:p text:style-name="P17">imp = crossButterworth(Fs,m,nl,fl,nh,fh).</text:p>
      <text:p text:style-name="P24">imp <text:tab/>= Coeficientes del filtro FIR.<text:line-break/>Fs <text:tab/>= Frecuencia de muestreo.<text:line-break/>m <text:tab/>= Número de muestras.<text:line-break/>nl<text:tab/>= Orden del filtro pasaaltos.<text:line-break/>fl <text:tab/>= Frecuencia de corte inferior (pasaaltos). 0 para pasabajos.</text:p>
      <text:p text:style-name="P24">nh<text:tab/>= Orden del filtro pasabajos.<text:line-break/>fh <text:tab/>= Frecuencia de corte superior (pasabajos). 0 para pasaaltos.</text:p>
      <text:h text:style-name="P40" text:outline-level="4">crossLinear</text:h>
      <text:p text:style-name="P6">Obtiene el filtro FIR windowed sinc de fase lineal y alta pendiente, con ventana Blackman-Harris.<text:span text:style-name="T5"> Genera un filtro de longitud efectiva igual a un cierto número de ciclos de señal (a la frecuencia de corte), centrado en un vector de ceros de longitud </text:span><text:span text:style-name="T1">m</text:span><text:span text:style-name="T5">. </text:span><text:span text:style-name="T1">m</text:span><text:span text:style-name="T5"> siempre es par, y el filtro como tal siempre es impar, de modo que el centrado tiene un desplazamiento de una muestra hacia el pasado.</text:span></text:p>
      <text:p text:style-name="P17">imp = crossLinear(Fs,m,nc,fl,fh).</text:p>
      <text:p text:style-name="P24">imp <text:tab/>= Coeficientes del filtro FIR.<text:line-break/>Fs <text:tab/>= Frecuencia de muestreo.<text:line-break/>m <text:tab/>= Número de muestras.</text:p>
      <text:p text:style-name="P24">nc<text:tab/>= Número de ciclos del impulso.<text:line-break/>fl <text:tab/>= Frecuencia de corte inferior (pasaaltos). 0 para pasabajos.<text:line-break/>fh <text:tab/>= Frecuencia de corte superior (pasabajos). 0 para pasaaltos.</text:p>
      <text:h text:style-name="P40" text:outline-level="4">crossLinkwitzRiley</text:h>
      <text:p text:style-name="P6">Obtiene el filtro FIR de un filtro Linkwitz-Riley de orden nl, nl par.</text:p>
      <text:p text:style-name="P17">imp = crossLinkwitzRiley(Fs,m,nl,fl,nh,fh).</text:p>
      <text:p text:style-name="P23">imp <text:tab/>= Coeficientes del filtro FIR.<text:line-break/>Fs <text:tab/>= Frecuencia de muestreo.<text:line-break/>m <text:tab/>= Número de muestras.<text:line-break/><text:span text:style-name="T17">nl<text:tab/>= Orden del filtro pasaaltos.<text:line-break/>fl <text:tab/>= Frecuencia de corte inferior (pasaaltos). 0 para pasabajos.</text:span></text:p>
      <text:p text:style-name="P24">nh<text:tab/>= Orden del filtro pasabajos.<text:line-break/>fh <text:tab/>= Frecuencia de corte superior (pasabajos). 0 para pasaaltos.</text:p>
      <text:h text:style-name="P35" text:outline-level="4">crossLRmag</text:h>
      <text:p text:style-name="P6">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p>
      <text:p text:style-name="Preformatted_20_Text"><text:tab/>magH<text:tab/>= vector columna con la magnitud del pasaaltos.</text:p>
      <text:p text:style-name="P17"><text:tab/>f<text:tab/>= vector columna con las <text:span text:style-name="T15">frecuencias del semiespectro</text:span>.</text:p>
      <text:p text:style-name="P17"><text:tab/>fc<text:tab/>= frecuencia de corte.</text:p>
      <text:p text:style-name="P17"><text:tab/>slope<text:tab/>= pendiente en dB/oct.</text:p>
      <text:h text:style-name="P40" text:outline-level="4">dB2mag, dB2pow</text:h>
      <text:p text:style-name="P6">Pasa un vector de decibelios a magnitud o potencia.</text:p>
      <text:p text:style-name="Preformatted_20_Text">b = dB2mag(a)</text:p>
      <text:p text:style-name="Preformatted_20_Text"><text:tab/><text:span text:style-name="T17">b<text:tab/>= magnitud.</text:span></text:p>
      <text:p text:style-name="P17"><text:tab/>a<text:tab/>= decibelios.</text:p>
      <text:p text:style-name="Preformatted_20_Text"/>
      <text:p text:style-name="Preformatted_20_Text">b = dB2pow(a)</text:p>
      <text:p text:style-name="Preformatted_20_Text"><text:tab/><text:span text:style-name="T17">b<text:tab/>= potencia.</text:span></text:p>
      <text:p text:style-name="P17"><text:soft-page-break/><text:tab/>a<text:tab/>= decibelios.</text:p>
      <text:h text:style-name="P35" text:outline-level="4">delta</text:h>
      <text:p text:style-name="P6">Obtiene un impulso de longitud m con valor uno en su primera muestra.</text:p>
      <text:p text:style-name="Preformatted_20_Text">imp = delta(m)</text:p>
      <text:p text:style-name="P17"><text:span text:style-name="T18"><text:tab/></text:span>imp <text:tab/>= Coeficientes del filtro FIR.</text:p>
      <text:p text:style-name="P17"><text:tab/>m <text:tab/>= número de muestras.</text:p>
      <text:h text:style-name="P35" text:outline-level="4">deltacentered</text:h>
      <text:p text:style-name="P6">Obtiene un impulso de longitud m con valor uno en su muestra central.</text:p>
      <text:p text:style-name="Preformatted_20_Text">imp = deltacentered(m)</text:p>
      <text:p text:style-name="P17"><text:span text:style-name="T18"><text:tab/></text:span>imp <text:tab/>= Coeficientes del filtro FIR.</text:p>
      <text:p text:style-name="P17"><text:tab/>m <text:tab/>= número de muestras. Debe ser impar.</text:p>
      <text:h text:style-name="P34" text:outline-level="4">frdinterp</text:h>
      <text:p text:style-name="P4">Obtiene la magnitud en decibelios sobre el semiespectro a partir de un archivo .frd.</text:p>
      <text:p text:style-name="P2">magdB = frdinterp(filename,m,fs)</text:p>
      <text:p text:style-name="P2"><text:tab/>magdB<text:tab/>= Magnitud en dB sobre el semiespectro.</text:p>
      <text:p text:style-name="P2"><text:tab/>filename<text:tab/>= Nombre del archivo .frd.</text:p>
      <text:p text:style-name="P2"><text:tab/>m<text:tab/>= Longitud del espectro completo (debe ser par).</text:p>
      <text:p text:style-name="P2"><text:tab/>fs<text:tab/>= Frecuencia de muestreo.</text:p>
      <text:h text:style-name="P35" text:outline-level="4">frjoin</text:h>
      <text:p text:style-name="P6">Une dos respuestas en magnitud sobre el semiespectro, mezclándolas en un intervalo de índices dado.</text:p>
      <text:p text:style-name="Preformatted_20_Text">ssp = frjoin(ssp1,ssp2,k1,k2)</text:p>
      <text:p text:style-name="Preformatted_20_Text"><text:tab/>ssp<text:tab/>= vector columna con la magnitud de la mezcla.</text:p>
      <text:p text:style-name="Preformatted_20_Text"><text:tab/>ssp1<text:tab/>= vector columna con la respuesta a mezclar por la izquierda.</text:p>
      <text:p text:style-name="P17"><text:tab/>ssp2<text:tab/>= vector columna con <text:span text:style-name="T16">la respuesta a mezclar por la derecha</text:span>.</text:p>
      <text:p text:style-name="P17"><text:tab/>k1<text:tab/>= primer índice del intervalo.</text:p>
      <text:p text:style-name="P17"><text:tab/>k2<text:tab/>= segundo índice del intervalo.</text:p>
      <text:h text:style-name="P35" text:outline-level="4">frjoinlog</text:h>
      <text:p text:style-name="P6">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p>
      <text:p text:style-name="Preformatted_20_Text"><text:tab/>ssp1<text:tab/>= vector columna con la respuesta a mezclar por la izquierda.</text:p>
      <text:p text:style-name="P17"><text:tab/>ssp2<text:tab/>= vector columna con <text:span text:style-name="T16">la respuesta a mezclar por la derecha</text:span>.</text:p>
      <text:p text:style-name="P17"><text:tab/>k1<text:tab/>= primer índice del intervalo.</text:p>
      <text:p text:style-name="P17"><text:tab/>k2<text:tab/>= segundo índice del intervalo.</text:p>
      <text:h text:style-name="P34" text:outline-level="4">gainpcm</text:h>
      <text:p text:style-name="P4">Aplica una cierta ganancia en dB a un archivo pcm y lo guarda.</text:p>
      <text:p text:style-name="P3">gainpcm (filename, gaindB)</text:p>
      <text:p text:style-name="P3"><text:tab/>filename<text:tab/>= nombres del archivo pcm.</text:p>
      <text:p text:style-name="P3"><text:tab/>gaindB<text:tab/>= ganancia a aplicar (dB).</text:p>
      <text:h text:style-name="P43" text:outline-level="4">HouseCurve</text:h>
      <text:p text:style-name="P11">Obtiene los valores de la ecualización House Curve sobre un vector de frecuencias f.</text:p>
      <text:p text:style-name="P53"><text:soft-page-break/>[mag, pha] = HouseCurve (F, f_corner, house_atten, fs)</text:p>
      <text:p text:style-name="P26">mag <text:tab/><text:tab/>= Vector de magnitudes (dB).</text:p>
      <text:p text:style-name="P26">pha <text:tab/><text:tab/>= Vector de fases (deg).</text:p>
      <text:p text:style-name="P26">F <text:tab/><text:tab/>= Vector de frecuencias.</text:p>
      <text:p text:style-name="P26">f_corner <text:tab/><text:tab/>= Frecuencia en la que empieza a bajar la curva.</text:p>
      <text:p text:style-name="P26">house_atten <text:tab/>= Atenuación a 20kHz.</text:p>
      <text:p text:style-name="P26">fs <text:tab/><text:tab/>= Frecuencia de muestreo.</text:p>
      <text:h text:style-name="P39" text:outline-level="4"><text:span text:style-name="T27">l</text:span>ininterp</text:h>
      <text:p text:style-name="P4">Obtiene la magnitud en decibelios sobre el semiespectro a partir de un archivo .frd.</text:p>
      <text:p text:style-name="P2">maglin = lininterp <text:span text:style-name="T21">(f,mag,m,fs)</text:span></text:p>
      <text:p text:style-name="P2"><text:tab/>maglin<text:tab/>= Magnitud interpolada.</text:p>
      <text:p text:style-name="P2"><text:tab/>mag<text:tab/>= Magnitud a interpolar.</text:p>
      <text:p text:style-name="P2"><text:tab/>f<text:tab/>= Frecuencias.</text:p>
      <text:p text:style-name="P2"><text:tab/>m<text:tab/>= Longitud del espectro completo (debe ser par).</text:p>
      <text:p text:style-name="P2"><text:tab/>fs<text:tab/>= Frecuencia de muestreo.</text:p>
      <text:h text:style-name="P42" text:outline-level="4">loadpcm</text:h>
      <text:p text:style-name="Text_20_body">(Tomada de DRC-fir) Lee archivos <text:span text:style-name="T21">pcm.</text:span></text:p>
      <text:p text:style-name="Preformatted_20_Text">pcm = loadpcm(fname)</text:p>
      <text:p text:style-name="P16"><text:tab/>pcm<text:tab/>= vector columna del <text:span text:style-name="T21">impulso.</text:span></text:p>
      <text:p text:style-name="Preformatted_20_Text"><text:tab/>fname<text:tab/>= <text:span text:style-name="T23">Nombre del </text:span><text:span text:style-name="T24">archivo .</text:span><text:span text:style-name="T20">pcm.</text:span></text:p>
      <text:h text:style-name="P42" text:outline-level="4">loadpcms</text:h>
      <text:p text:style-name="P4">Carga archivos impulso que verifican una máscara en una matriz de vectores columna.</text:p>
      <text:p text:style-name="P2">[imps,n] = loadpcms(filemask,kinit,kend)</text:p>
      <text:p text:style-name="P2"><text:tab/>imps<text:tab/>= matriz de vectores columna de los impulsos cargados.</text:p>
      <text:p text:style-name="P2"><text:tab/>n<text:tab/>= número de impulsos.</text:p>
      <text:p text:style-name="P2"><text:tab/>filemask<text:tab/>= máscara de nombres de archivo (string).</text:p>
      <text:p text:style-name="P2"><text:tab/>kinit<text:tab/>= índice para el comienzo del recorte.</text:p>
      <text:p text:style-name="P2"><text:tab/>kend<text:tab/>= índice para el comienzo del recorte.</text:p>
      <text:h text:style-name="P42" text:outline-level="4">loadpir</text:h>
      <text:p text:style-name="Text_20_body">Lee archivos .<text:span text:style-name="T20">pir de ARTA.</text:span></text:p>
      <text:p text:style-name="Preformatted_20_Text">pcm = loadpir(fname)</text:p>
      <text:p text:style-name="P16"><text:tab/>pcm<text:tab/>= vector columna del <text:span text:style-name="T21">impulso.</text:span></text:p>
      <text:p text:style-name="Preformatted_20_Text"><text:tab/>fname<text:tab/>= <text:span text:style-name="T23">Nombre del </text:span><text:span text:style-name="T24">archivo .</text:span><text:span text:style-name="T20">pcm.</text:span></text:p>
      <text:h text:style-name="P39" text:outline-level="4">logfreq</text:h>
      <text:p text:style-name="Text_20_body">Genera un vector de frecuencias espaciado logaritmicamente, entre el bin menor no nulo del fft y fs/2.</text:p>
      <text:p text:style-name="Preformatted_20_Text">logf = logfreq(m,fs,ppo)</text:p>
      <text:p text:style-name="Preformatted_20_Text"><text:tab/>m<text:tab/>= longitud del fft original.</text:p>
      <text:p text:style-name="Preformatted_20_Text"><text:tab/>fs<text:tab/>= frecuencia de muestreo.</text:p>
      <text:p text:style-name="Preformatted_20_Text"><text:tab/>ppo<text:tab/>= fracción de octava del intervalo de frecuencias.</text:p>
      <text:h text:style-name="P35" text:outline-level="4">mag2dB, pow2dB</text:h>
      <text:p text:style-name="P6">Pasa un vector de magnitud o potencia a decibelios .</text:p>
      <text:p text:style-name="Preformatted_20_Text">b = mag2dB(a)</text:p>
      <text:p text:style-name="Preformatted_20_Text"><text:tab/><text:span text:style-name="T17">b<text:tab/>= decibelios.</text:span></text:p>
      <text:p text:style-name="P17"><text:tab/>a<text:tab/>= magnitud.</text:p>
      <text:p text:style-name="Preformatted_20_Text"/>
      <text:p text:style-name="Preformatted_20_Text"><text:soft-page-break/>b = pow2dB(a)</text:p>
      <text:p text:style-name="Preformatted_20_Text"><text:tab/><text:span text:style-name="T17">b<text:tab/>= decibelios.</text:span></text:p>
      <text:p text:style-name="P17"><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espectro que imp.</text:p>
      <text:p text:style-name="Preformatted_20_Text"><text:tab/>excph<text:tab/>= Espectro completo pasatodo de exceso de fase.</text:p>
      <text:p text:style-name="P2"><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5">minph<text:tab/>= Espectro completo de fase mínima con la misma magnitud que sp.</text:p>
      <text:p text:style-name="P2"><text:tab/>sp<text:tab/>= Espectro completo. Longitud par.</text:p>
      <text:h text:style-name="P44" text:outline-level="4">RoomGain</text:h>
      <text:p text:style-name="P58">Obtiene los valores de la ecualización Room Gain sobre un vector de frecuencias f.</text:p>
      <text:p text:style-name="P54">[mag, pha] = RoomGain (F, gain_dBS, fs)</text:p>
      <text:p text:style-name="P27">mag <text:tab/><text:tab/>= Vector de magnitudes (dB).</text:p>
      <text:p text:style-name="P27">pha <text:tab/><text:tab/>= Vector de fases (deg).</text:p>
      <text:p text:style-name="P27">F <text:tab/><text:tab/>= Vector de frecuencias.</text:p>
      <text:p text:style-name="P55">gain_dBS <text:tab/><text:tab/>= Ganancia total a DC sobre la respuesta plana.</text:p>
      <text:p text:style-name="P27">fs <text:tab/><text:tab/>= Frecuencia de muestreo.</text:p>
      <text:p text:style-name="P32">savepcm</text:p>
      <text:p text:style-name="Text_20_body">(Tomada de DRC-fir) Escribe archivos <text:span text:style-name="T21">pcm.</text:span></text:p>
      <text:p text:style-name="Preformatted_20_Text">savepcm(pcm,fname)</text:p>
      <text:p text:style-name="P16"><text:tab/>pcm<text:tab/>= vector del <text:span text:style-name="T20">impulso.</text:span></text:p>
      <text:p text:style-name="P18"><text:tab/>fname <text:tab/>= nombre de archivo .pcm.</text:p>
      <text:h text:style-name="P40" text:outline-level="4">semiblackman</text:h>
      <text:p text:style-name="P6">Obtiene la mitad derecha de una ventana Blackman de longitud m.</text:p>
      <text:p text:style-name="Preformatted_20_Text">w = semiblackman(m)</text:p>
      <text:p text:style-name="Preformatted_20_Text"><text:tab/>w <text:tab/>= ventana.</text:p>
      <text:p text:style-name="Preformatted_20_Text"><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p>
      <text:p text:style-name="Preformatted_20_Text"><text:tab/>wsp<text:tab/>= Espectro completo entre 0 y m-1 (m par).</text:p>
      <text:h text:style-name="P37" text:outline-level="4">smooth</text:h>
      <text:p text:style-name="Text_20_body">Suaviza un semiespectro real con un ancho dado en fracción de octava.</text:p>
      <text:p text:style-name="P19">xsss = smooth(xws,ppo)</text:p>
      <text:p text:style-name="Preformatted_20_Text"><text:soft-page-break/><text:tab/>x<text:span text:style-name="T26">ss</text:span>s<text:tab/>= vector columna con el semiespectro suavizado.</text:p>
      <text:p text:style-name="Preformatted_20_Text"><text:tab/>x<text:span text:style-name="T26">ws</text:span><text:tab/>= vector columna de valores reales (magnitud o fase) del <text:tab/><text:tab/>semiespectro.</text:p>
      <text:p text:style-name="Preformatted_20_Text"><text:tab/>ppo<text:tab/>= fracción de octava del suavizado.</text:p>
      <text:h text:style-name="P38" text:outline-level="4"><text:span text:style-name="T30">s</text:span>mooth<text:span text:style-name="T28">pw</text:span></text:h>
      <text:p text:style-name="P9">Suaviza <text:span text:style-name="T29">en potencia </text:span>un semiespectro real con un ancho dado en fracción de octava.</text:p>
      <text:p text:style-name="P20">xsss = smooth<text:span text:style-name="T28">pw</text:span>(xws,ppo)</text:p>
      <text:p text:style-name="Preformatted_20_Text"><text:tab/>xsss<text:tab/>= vector columna con el semiespectro suavizado.</text:p>
      <text:p text:style-name="Preformatted_20_Text"><text:tab/>xws<text:tab/>= vector columna de valores reales (magnitud o fase) del <text:tab/><text:tab/>semiespectro.</text:p>
      <text:p text:style-name="Preformatted_20_Text"><text:tab/>ppo<text:tab/>= fracción de octava del suavizado.</text:p>
      <text:h text:style-name="P35" text:outline-level="4">smoothlog</text:h>
      <text:p text:style-name="P6">Suaviza un espectro logarítmico con un ancho dado en fracción de octava.</text:p>
      <text:p text:style-name="Preformatted_20_Text">xs = smooth<text:span text:style-name="T34">log</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17"><text:tab/>ppo<text:tab/>= fracción de octava del intervalo de frecuencias.</text:p>
      <text:p text:style-name="P17"><text:tab/>ppoSm<text:tab/>= fracción de octava del suavizado.</text:p>
      <text:h text:style-name="P35" text:outline-level="4"><text:span text:style-name="T32">s</text:span>moothlogpw</text:h>
      <text:p text:style-name="P7">Suaviza <text:span text:style-name="T31">en potencia </text:span>un espectro logarítmico con un ancho dado en fracción de octava.</text:p>
      <text:p text:style-name="P21">xs = smooth<text:span text:style-name="T33">logpw</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reformatted_20_Text"><text:tab/>ppo<text:tab/>= fracción de octava del intervalo de frecuencias.</text:p>
      <text:p text:style-name="Preformatted_20_Text"><text:tab/>ppoSm<text:tab/>= fracción de octava del suavizado.</text:p>
      <text:h text:style-name="P35" text:outline-level="4">trwcos</text:h>
      <text:p text:style-name="P6">Genera ventanas de transición complementarias en un intervalo dado, según una función 'raised cosine' en escala de frecuencias logarítmica.</text:p>
      <text:p text:style-name="Preformatted_20_Text">[trw1,trw2] = trwcos(n1,n2)</text:p>
      <text:p text:style-name="Preformatted_20_Text"><text:tab/><text:span text:style-name="T17">trw1<text:tab/>= ventana de transición de izquierda a derecha.</text:span></text:p>
      <text:p text:style-name="P17"><text:tab/>trw2<text:tab/>= ventana de transición de derecha a izquierda.</text:p>
      <text:p text:style-name="P17"><text:tab/>n1<text:tab/>= Índice del extremo izquierdo de la ventana.</text:p>
      <text:p text:style-name="P17"><text:tab/>n2<text:tab/>= Índice del extremo derecho de la ventana.</text:p>
      <text:h text:style-name="P35" text:outline-level="4">trwcoslog</text:h>
      <text:p text:style-name="P6">Genera ventanas de transición complementarias en un intervalo dado, según una función 'raised cosine'. Los datos de entrada han de estar en magnitudes logarítmicas, tanto en frecuencia como en valor. <text:span text:style-name="T1">[revisar]</text:span></text:p>
      <text:p text:style-name="Preformatted_20_Text">[trw1,trw2] = trwcoslog(n1,n2)</text:p>
      <text:p text:style-name="Preformatted_20_Text"><text:tab/><text:span text:style-name="T17">trw1<text:tab/>= ventana de transición de izquierda a derecha.</text:span></text:p>
      <text:p text:style-name="P17"><text:tab/>trw2<text:tab/>= ventana de transición de derecha a izquierda.</text:p>
      <text:p text:style-name="P17"><text:tab/>n1<text:tab/>= Índice del extremo izquierdo de la ventana.</text:p>
      <text:p text:style-name="P17"><text:tab/>n2<text:tab/>= Índice del extremo derecho de la ventana.</text:p>
      <text:h text:style-name="P34" text:outline-level="4">wholesplp</text:h>
      <text:p text:style-name="Text_20_body">Obtiene el espectro simétrico completo a partir del espectro de las frecuencias positivas.</text:p>
      <text:p text:style-name="Preformatted_20_Text"><text:soft-page-break/>wsp = wholesplp(ssp)</text:p>
      <text:p text:style-name="Preformatted_20_Text"><text:tab/>wsp<text:tab/>= Espectro completo entre 0 y m-1 (m par).</text:p>
      <text:p text:style-name="Preformatted_20_Text"><text:tab/>ssp<text:tab/>= Semiespectro entre 0 y m/2.</text:p>
      <text:h text:style-name="P33" text:outline-level="4">wholespmp</text:h>
      <text:p text:style-name="P10">Obtiene el espectro causal completo a partir del espectro de las frecuencias positivas.</text:p>
      <text:p text:style-name="P22">wsp = wholespmp(ssp)</text:p>
      <text:p text:style-name="P22"><text:tab/>wsp<text:tab/>= Espectro completo entre 0 y m-1 (m par).</text:p>
      <text:p text:style-name="P22"><text:tab/>ssp<text:tab/>= Semiespectro entre 0 y m/2.</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7-04-07T18:46:22</meta:creation-date>
    <dc:date>2014-09-26T10:28:41.667000000</dc:date>
    <meta:printed-by>R R</meta:printed-by>
    <meta:print-date>2007-08-24T21:33:41</meta:print-date>
    <meta:editing-cycles>456</meta:editing-cycles>
    <meta:editing-duration>P5DT7H46M31S</meta:editing-duration>
    <meta:document-statistic meta:table-count="0" meta:image-count="0" meta:object-count="0" meta:page-count="16" meta:paragraph-count="334" meta:word-count="3838" meta:character-count="23474" meta:non-whitespace-character-count="19748"/>
    <meta:user-defined meta:name="Info 1"/>
    <meta:user-defined meta:name="Info 2"/>
    <meta:user-defined meta:name="Info 3"/>
    <meta:user-defined meta:name="Info 4"/>
  </office:meta>
</office:document-meta>
</file>